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E80000025B419A3ED26AF050B5.png" manifest:media-type="image/png"/>
  <manifest:file-entry manifest:full-path="Pictures/10000001000002190000019F5C20EF8F7894D306.png" manifest:media-type="image/png"/>
  <manifest:file-entry manifest:full-path="Pictures/100000010000015D000000F7507D289243F9626D.png" manifest:media-type="image/png"/>
  <manifest:file-entry manifest:full-path="Pictures/1000000100000218000001E1121B1020F1BAF247.png" manifest:media-type="image/png"/>
  <manifest:file-entry manifest:full-path="Pictures/10000001000002EF0000025B1C40B94486ACF9DE.png" manifest:media-type="image/png"/>
  <manifest:file-entry manifest:full-path="Pictures/1000000100000151000001A5412AC6B04F818E59.png" manifest:media-type="image/png"/>
  <manifest:file-entry manifest:full-path="Pictures/1000000100000270000001F1E2751F20977CB2F1.png" manifest:media-type="image/png"/>
  <manifest:file-entry manifest:full-path="Pictures/1000000100000139000001758644DAB205693C0A.png" manifest:media-type="image/png"/>
  <manifest:file-entry manifest:full-path="Pictures/1000000100000256000001DF0DBEBA9093007A91.png" manifest:media-type="image/png"/>
  <manifest:file-entry manifest:full-path="Pictures/10000001000002E7000002583C8BE4412244D940.png" manifest:media-type="image/png"/>
  <manifest:file-entry manifest:full-path="Pictures/10000001000001D60000017EF635721798DB797D.png" manifest:media-type="image/png"/>
  <manifest:file-entry manifest:full-path="Pictures/10000001000002B40000022B7248BE8A223DE4A0.png" manifest:media-type="image/png"/>
  <manifest:file-entry manifest:full-path="Pictures/100000010000032B000002883F02E194CD2D210B.png" manifest:media-type="image/png"/>
  <manifest:file-entry manifest:full-path="Pictures/100000010000020500000289A5879465AC3085FD.png" manifest:media-type="image/png"/>
  <manifest:file-entry manifest:full-path="Pictures/10000001000002AC00000221F3E5062B58B891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Приложение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gr2" draw:text-style-name="P2" draw:layer="layout" svg:width="16.271cm" svg:height="11.515cm" svg:x="5.229cm" svg:y="2.485cm">
          <draw:image xlink:href="Pictures/100000010000015D000000F7507D289243F962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draw:style-name="gr2" draw:text-style-name="P2" draw:layer="layout" svg:width="17.5cm" svg:height="15.705cm" svg:x="5.5cm" svg:y="0.045cm">
          <draw:image xlink:href="Pictures/1000000100000218000001E1121B1020F1BAF2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draw:style-name="gr2" draw:text-style-name="P2" draw:layer="layout" svg:width="20.382cm" svg:height="15.75cm" svg:x="4.118cm" svg:y="0cm">
          <draw:image xlink:href="Pictures/10000001000002190000019F5C20EF8F7894D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draw:style-name="gr2" draw:text-style-name="P2" draw:layer="layout" svg:width="10.416cm" svg:height="13.013cm" svg:x="0.584cm" svg:y="1.487cm">
          <draw:image xlink:href="Pictures/1000000100000151000001A5412AC6B04F818E59.png" xlink:type="simple" xlink:show="embed" xlink:actuate="onLoad" draw:mime-type="image/png">
            <text:p/>
          </draw:image>
        </draw:frame>
        <draw:frame draw:style-name="gr2" draw:text-style-name="P2" draw:layer="layout" svg:width="11.098cm" svg:height="13.226cm" svg:x="16cm" svg:y="1.335cm">
          <draw:image xlink:href="Pictures/1000000100000139000001758644DAB205693C0A.png" xlink:type="simple" xlink:show="embed" xlink:actuate="onLoad" draw:mime-type="image/png">
            <text:p/>
          </draw:image>
        </draw:frame>
        <draw:line draw:style-name="gr3" draw:text-style-name="P4" draw:layer="layout" svg:x1="11cm" svg:y1="8.249cm" svg:x2="16cm" svg:y2="8.24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draw:style-name="gr2" draw:text-style-name="P2" draw:layer="layout" svg:width="19.616cm" svg:height="15.75cm" svg:x="4cm" svg:y="0cm">
          <draw:image xlink:href="Pictures/10000001000002EF0000025B1C40B94486ACF9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draw:style-name="gr2" draw:text-style-name="P2" draw:layer="layout" svg:width="19.655cm" svg:height="15.93cm" svg:x="3.845cm" svg:y="-0.18cm">
          <draw:image xlink:href="Pictures/10000001000002E80000025B419A3ED26AF050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draw:style-name="gr2" draw:text-style-name="P2" draw:layer="layout" svg:width="20.011cm" svg:height="15.938cm" svg:x="3.5cm" svg:y="0cm">
          <draw:image xlink:href="Pictures/1000000100000270000001F1E2751F20977CB2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draw:style-name="gr2" draw:text-style-name="P2" draw:layer="layout" svg:width="19.5cm" svg:height="15.619cm" svg:x="4cm" svg:y="0.131cm">
          <draw:image xlink:href="Pictures/1000000100000256000001DF0DBEBA9093007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draw:style-name="gr2" draw:text-style-name="P2" draw:layer="layout" svg:width="19.502cm" svg:height="15.749cm" svg:x="0.498cm" svg:y="0cm">
          <draw:image xlink:href="Pictures/10000001000002E7000002583C8BE4412244D940.png" xlink:type="simple" xlink:show="embed" xlink:actuate="onLoad" draw:mime-type="image/png">
            <text:p/>
          </draw:image>
        </draw:frame>
        <draw:frame draw:style-name="gr4" draw:text-style-name="P6" draw:layer="layout" svg:width="6.5cm" svg:height="1.195cm" svg:x="21cm" svg:y="6.594cm">
          <draw:text-box>
            <text:p text:style-name="P5"><text:span text:style-name="T1">За <text:s/>Админ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draw:style-name="gr2" draw:text-style-name="P2" draw:layer="layout" svg:width="19.657cm" svg:height="15.975cm" svg:x="3.843cm" svg:y="0.025cm">
          <draw:image xlink:href="Pictures/10000001000001D60000017EF635721798DB79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draw:style-name="gr2" draw:text-style-name="P2" draw:layer="layout" svg:width="19.81cm" svg:height="15.888cm" svg:x="3.69cm" svg:y="0cm">
          <draw:image xlink:href="Pictures/10000001000002B40000022B7248BE8A223DE4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draw:style-name="gr2" draw:text-style-name="P2" draw:layer="layout" svg:width="20.21cm" svg:height="16.149cm" svg:x="3.29cm" svg:y="0cm">
          <draw:image xlink:href="Pictures/100000010000032B000002883F02E194CD2D21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draw:style-name="gr2" draw:text-style-name="P2" draw:layer="layout" svg:width="12.545cm" svg:height="15.749cm" svg:x="7.455cm" svg:y="0cm">
          <draw:image xlink:href="Pictures/100000010000020500000289A5879465AC3085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draw:style-name="gr2" draw:text-style-name="P2" draw:layer="layout" svg:width="20cm" svg:height="15.935cm" svg:x="4cm" svg:y="0.08cm">
          <draw:image xlink:href="Pictures/10000001000002AC00000221F3E5062B58B891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19:25:22.090000000</meta:creation-date>
    <meta:generator>LibreOffice/7.5.2.2$Windows_X86_64 LibreOffice_project/53bb9681a964705cf672590721dbc85eb4d0c3a2</meta:generator>
    <dc:date>2023-04-20T20:52:48.726000000</dc:date>
    <meta:editing-duration>PT1H29M36S</meta:editing-duration>
    <meta:editing-cycles>1</meta:editing-cycles>
    <meta:document-statistic meta:object-count="69"/>
  </office:meta>
</office:document-meta>
</file>